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ollerAdvice.handleException( IllegalSta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AnnotationMethodMessag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WebSocketAnnotationMethodMessageHandler.TestWebSocketAnnotationMethodMessageHandler( SimpMessageSendingOperations brokerTemplate , SubscribableChannel clientInboundChannel , MessageChannel clientOutbound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WithSimula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AnnotationMethodMessageHandlerTests.global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ontrollerAdvice.isExceptionHand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